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Shopping and Services</text:span></text:h>
      <text:h text:style-name="Heading_20_4" text:outline-level="4"><text:span text:style-name="Strong_20_Emphasis">1. Types of Shopping</text:span></text:h>
      <text:list text:style-name="L1">
        <text:list-item>
          <text:p text:style-name="P1"><text:span text:style-name="Strong_20_Emphasis">Retail Shopping:</text:span></text:p>
          <text:list>
            <text:list-item>
              <text:p text:style-name="P2"><text:span text:style-name="Strong_20_Emphasis">Brick-and-Mortar Stores:</text:span> Traditional physical stores where customers can browse and purchase products in person, such as supermarkets, clothing stores, and electronics shops. </text:p>
            </text:list-item>
            <text:list-item>
              <text:p text:style-name="P2"><text:span text:style-name="Strong_20_Emphasis">Department Stores:</text:span> Large stores that offer a wide variety of goods across different categories, like Macy's or Harrods. </text:p>
            </text:list-item>
            <text:list-item>
              <text:p text:style-name="P2"><text:span text:style-name="Strong_20_Emphasis">Shopping Malls:</text:span> Complexes that house multiple retail stores, food courts, entertainment facilities, and more, such as Westfield in London or the Mall of America in the U.S. </text:p>
            </text:list-item>
          </text:list>
        </text:list-item>
        <text:list-item>
          <text:p text:style-name="P1"><text:span text:style-name="Strong_20_Emphasis">Online Shopping:</text:span></text:p>
          <text:list>
            <text:list-item>
              <text:p text:style-name="P2"><text:span text:style-name="Strong_20_Emphasis">E-commerce Websites:</text:span> Platforms where consumers can shop for products from home, such as Amazon, eBay, and Alibaba. </text:p>
            </text:list-item>
            <text:list-item>
              <text:p text:style-name="P2"><text:span text:style-name="Strong_20_Emphasis">Online Marketplaces:</text:span> Websites where various sellers offer their products in one place, like Etsy or eBay. </text:p>
            </text:list-item>
            <text:list-item>
              <text:p text:style-name="P2"><text:span text:style-name="Strong_20_Emphasis">Direct-to-Consumer (DTC) Brands:</text:span> Companies that sell their products directly to customers, bypassing traditional retail, such as Warby Parker or Glossier. </text:p>
            </text:list-item>
          </text:list>
        </text:list-item>
        <text:list-item>
          <text:p text:style-name="P1"><text:span text:style-name="Strong_20_Emphasis">Specialty Stores:</text:span> These focus on specific categories of products, such as bookstores, electronics shops, or pet stores.</text:p>
        </text:list-item>
        <text:list-item>
          <text:p text:style-name="P1"><text:span text:style-name="Strong_20_Emphasis">Discount Shopping:</text:span></text:p>
          <text:list>
            <text:list-item>
              <text:p text:style-name="P2"><text:span text:style-name="Strong_20_Emphasis">Discount Stores:</text:span> Retailers that sell products at lower prices, often by offering less variety or lower-quality items. Examples include Dollar General or TK Maxx. </text:p>
            </text:list-item>
            <text:list-item>
              <text:p text:style-name="P1"><text:span text:style-name="Strong_20_Emphasis">Outlet Stores:</text:span> Brands selling their own products at reduced prices due to excess inventory or past seasons’ designs. </text:p>
            </text:list-item>
          </text:list>
        </text:list-item>
      </text:list>
      <text:h text:style-name="Heading_20_4" text:outline-level="4"><text:span text:style-name="Strong_20_Emphasis">2. Popular Services</text:span></text:h>
      <text:list text:style-name="L2">
        <text:list-item>
          <text:p text:style-name="P3"><text:span text:style-name="Strong_20_Emphasis">Personal Services:</text:span></text:p>
          <text:list>
            <text:list-item>
              <text:p text:style-name="P4"><text:span text:style-name="Strong_20_Emphasis">Haircuts and Beauty Salons:</text:span> Services related to grooming and aesthetics, including haircuts, facials, manicures, and pedicures. </text:p>
            </text:list-item>
            <text:list-item>
              <text:p text:style-name="P4"><text:span text:style-name="Strong_20_Emphasis">Massage and Spa:</text:span> Therapeutic services like massages, saunas, and relaxation therapies aimed at health and well-being. </text:p>
            </text:list-item>
            <text:list-item>
              <text:p text:style-name="P4"><text:span text:style-name="Strong_20_Emphasis">Fitness and Health Services:</text:span> Gyms, yoga studios, and personal training services that promote physical fitness. </text:p>
            </text:list-item>
          </text:list>
        </text:list-item>
        <text:list-item>
          <text:p text:style-name="P3"><text:span text:style-name="Strong_20_Emphasis">Household Services:</text:span></text:p>
          <text:list>
            <text:list-item>
              <text:p text:style-name="P4"><text:span text:style-name="Strong_20_Emphasis">Cleaning Services:</text:span> Companies or individuals providing home or office cleaning, such as maid services or specialized cleaners for carpets or windows. </text:p>
            </text:list-item>
            <text:list-item>
              <text:p text:style-name="P4"><text:span text:style-name="Strong_20_Emphasis">Plumbing and Electrical Services:</text:span> Services for maintaining, repairing, and installing plumbing or electrical systems. </text:p>
            </text:list-item>
            <text:list-item>
              <text:p text:style-name="P4"><text:soft-page-break/><text:span text:style-name="Strong_20_Emphasis">Gardening and Landscaping:</text:span> Services that involve maintaining outdoor spaces, including mowing lawns, planting, and designing garden layouts. </text:p>
            </text:list-item>
          </text:list>
        </text:list-item>
        <text:list-item>
          <text:p text:style-name="P3"><text:span text:style-name="Strong_20_Emphasis">Financial Services:</text:span></text:p>
          <text:list>
            <text:list-item>
              <text:p text:style-name="P4"><text:span text:style-name="Strong_20_Emphasis">Banking Services:</text:span> Includes checking and savings accounts, loans, credit cards, and other financial products. </text:p>
            </text:list-item>
            <text:list-item>
              <text:p text:style-name="P4"><text:span text:style-name="Strong_20_Emphasis">Insurance Services:</text:span> Providers of life, health, property, and vehicle insurance policies. </text:p>
            </text:list-item>
            <text:list-item>
              <text:p text:style-name="P4"><text:span text:style-name="Strong_20_Emphasis">Investment Services:</text:span> Financial advisory services for managing investments, stocks, bonds, retirement funds, and more. </text:p>
            </text:list-item>
          </text:list>
        </text:list-item>
        <text:list-item>
          <text:p text:style-name="P3"><text:span text:style-name="Strong_20_Emphasis">Technology Services:</text:span></text:p>
          <text:list>
            <text:list-item>
              <text:p text:style-name="P4"><text:span text:style-name="Strong_20_Emphasis">IT Support and Repair:</text:span> Companies or individuals offering assistance with hardware, software, and troubleshooting issues, such as fixing broken computers or setting up networks. </text:p>
            </text:list-item>
            <text:list-item>
              <text:p text:style-name="P4"><text:span text:style-name="Strong_20_Emphasis">Web Design and Development:</text:span> Services for creating and maintaining websites, e-commerce platforms, or applications. </text:p>
            </text:list-item>
            <text:list-item>
              <text:p text:style-name="P4"><text:span text:style-name="Strong_20_Emphasis">Cloud Services:</text:span> Storage, computing, and networking services offered remotely, like those from companies such as Google Cloud or Microsoft Azure. </text:p>
            </text:list-item>
          </text:list>
        </text:list-item>
        <text:list-item>
          <text:p text:style-name="P3"><text:span text:style-name="Strong_20_Emphasis">Transportation Services:</text:span></text:p>
          <text:list>
            <text:list-item>
              <text:p text:style-name="P4"><text:span text:style-name="Strong_20_Emphasis">Ridesharing:</text:span> Services like Uber, Lyft, or Bolt that provide transportation via personal cars. </text:p>
            </text:list-item>
            <text:list-item>
              <text:p text:style-name="P4"><text:span text:style-name="Strong_20_Emphasis">Public Transportation:</text:span> Buses, trains, and subways that provide affordable, shared rides in urban areas. </text:p>
            </text:list-item>
            <text:list-item>
              <text:p text:style-name="P4"><text:span text:style-name="Strong_20_Emphasis">Car Rental and Car Sharing:</text:span> Services like Hertz or Zipcar that allow people to rent or share vehicles for a limited time. </text:p>
            </text:list-item>
          </text:list>
        </text:list-item>
        <text:list-item>
          <text:p text:style-name="P3"><text:span text:style-name="Strong_20_Emphasis">Education Services:</text:span></text:p>
          <text:list>
            <text:list-item>
              <text:p text:style-name="P4"><text:span text:style-name="Strong_20_Emphasis">Tutoring:</text:span> Academic support services for students needing help in specific subjects or skills. </text:p>
            </text:list-item>
            <text:list-item>
              <text:p text:style-name="P4"><text:span text:style-name="Strong_20_Emphasis">Language Learning:</text:span> Services for individuals learning new languages, either in person or through online platforms like Duolingo. </text:p>
            </text:list-item>
            <text:list-item>
              <text:p text:style-name="P3"><text:span text:style-name="Strong_20_Emphasis">Online Courses and Certifications:</text:span> Educational programs offered via the internet, such as through platforms like Coursera, Udemy, or LinkedIn Learning. </text:p>
            </text:list-item>
          </text:list>
        </text:list-item>
      </text:list>
      <text:h text:style-name="Heading_20_4" text:outline-level="4"><text:span text:style-name="Strong_20_Emphasis">3. Trends in Shopping</text:span></text:h>
      <text:list text:style-name="L3">
        <text:list-item>
          <text:p text:style-name="P5"><text:span text:style-name="Strong_20_Emphasis">Sustainability:</text:span> Consumers are increasingly looking for eco-friendly and sustainable products, with many brands focusing on reducing waste, using organic materials, or adopting ethical production processes. </text:p>
        </text:list-item>
        <text:list-item>
          <text:p text:style-name="P5"><text:span text:style-name="Strong_20_Emphasis">Convenience and Delivery:</text:span> Services that deliver products to your door, such as grocery delivery services, Amazon Prime, or food delivery platforms like UberEats and DoorDash. </text:p>
        </text:list-item>
        <text:list-item>
          <text:p text:style-name="P5"><text:span text:style-name="Strong_20_Emphasis">Personalization:</text:span> Many retailers and services offer tailored experiences, such as personalized recommendations in e-commerce platforms or services that cater to specific customer needs. </text:p>
        </text:list-item>
        <text:list-item>
          <text:p text:style-name="P6"><text:span text:style-name="Strong_20_Emphasis">Mobile Shopping:</text:span> With the rise of smartphones, many people shop via mobile apps and websites, making it easier to compare prices, purchase products, and track orders. </text:p>
        </text:list-item>
      </text:list>
      <text:h text:style-name="Heading_20_4" text:outline-level="4"><text:soft-page-break/><text:span text:style-name="Strong_20_Emphasis">4. Consumer Protection and Rights</text:span></text:h>
      <text:list text:style-name="L4">
        <text:list-item>
          <text:p text:style-name="P7"><text:span text:style-name="Strong_20_Emphasis">Return Policies:</text:span> Most retailers have return or exchange policies, allowing customers to return goods if they are not satisfied with their purchase. </text:p>
        </text:list-item>
        <text:list-item>
          <text:p text:style-name="P7"><text:span text:style-name="Strong_20_Emphasis">Consumer Advocacy:</text:span> Organizations exist to protect consumers' rights, such as the Better Business Bureau or government consumer protection agencies that deal with complaints. </text:p>
        </text:list-item>
        <text:list-item>
          <text:p text:style-name="P8"><text:span text:style-name="Strong_20_Emphasis">Product Warranties:</text:span> Many products come with warranties guaranteeing repairs or replacements within a certain time frame. </text:p>
        </text:list-item>
      </text:list>
      <text:h text:style-name="Heading_20_4" text:outline-level="4"><text:span text:style-name="Strong_20_Emphasis">5. Shopping Behavior</text:span></text:h>
      <text:list text:style-name="L5">
        <text:list-item>
          <text:p text:style-name="P9"><text:span text:style-name="Strong_20_Emphasis">Impulse Buying:</text:span> Purchases made on the spot, often driven by emotions or attractive offers, such as items bought near a checkout counter. </text:p>
        </text:list-item>
        <text:list-item>
          <text:p text:style-name="P9"><text:span text:style-name="Strong_20_Emphasis">Comparison Shopping:</text:span> Consumers often research and compare prices from different retailers before making a decision to buy. </text:p>
        </text:list-item>
        <text:list-item>
          <text:p text:style-name="P10"><text:span text:style-name="Strong_20_Emphasis">Loyalty Programs:</text:span> Many stores offer rewards programs for repeat customers, like frequent flyer miles or points for discounts on future purchases. </text:p>
        </text:list-item>
      </text:list>
      <text:h text:style-name="Heading_20_4" text:outline-level="4"><text:span text:style-name="Strong_20_Emphasis">6. The Future of Shopping and Services</text:span></text:h>
      <text:list text:style-name="L6">
        <text:list-item>
          <text:p text:style-name="P11"><text:span text:style-name="Strong_20_Emphasis">Augmented Reality (AR) and Virtual Reality (VR):</text:span> Technology that enhances shopping experiences, allowing customers to try on products virtually or visualize items in their homes before purchasing. </text:p>
        </text:list-item>
        <text:list-item>
          <text:p text:style-name="P11"><text:span text:style-name="Strong_20_Emphasis">AI and Chatbots:</text:span> Artificial intelligence tools are being used for customer service, virtual shopping assistants, and improving product recommendations. </text:p>
        </text:list-item>
        <text:list-item>
          <text:p text:style-name="P12"><text:span text:style-name="Strong_20_Emphasis">Automation:</text:span> Services are increasingly becoming automated, including self-checkout systems in stores, automated customer service via chatbots, and delivery dron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20:28:13.367633900</meta:creation-date>
    <dc:date>2025-03-18T20:29:14.509197200</dc:date>
    <meta:editing-duration>PT1M1S</meta:editing-duration>
    <meta:editing-cycles>1</meta:editing-cycles>
    <meta:document-statistic meta:table-count="0" meta:image-count="0" meta:object-count="0" meta:page-count="3" meta:paragraph-count="56" meta:word-count="855" meta:character-count="5937" meta:non-whitespace-character-count="5149"/>
    <meta:generator>LibreOffice/25.2.1.2$Windows_X86_64 LibreOffice_project/d3abf4aee5fd705e4a92bba33a32f40bc4e56f49</meta:generator>
  </office:meta>
</office:document-meta>
</file>